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106" officeooo:paragraph-rsid="0017e106"/>
    </style:style>
    <style:style style:name="P2" style:family="paragraph" style:parent-style-name="Standard">
      <style:text-properties officeooo:rsid="0019ad48" officeooo:paragraph-rsid="0019ad48"/>
    </style:style>
    <style:style style:name="P3" style:family="paragraph" style:parent-style-name="Standard">
      <style:text-properties officeooo:rsid="0019ad48" officeooo:paragraph-rsid="0019ad48" fo:background-color="#ffff99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e106" officeooo:paragraph-rsid="0017e106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800000" fo:background-color="#ffff00" loext:char-shading-value="0"/>
    </style:style>
    <style:style style:name="T3" style:family="text">
      <style:text-properties fo:color="#800000" fo:background-color="#ffffff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</text:p>
      <text:p text:style-name="P1">[ <text:s/>949.561500] threadfn_pop_queue: called from this LINE:182</text:p>
      <text:p text:style-name="P1">[ <text:s/>949.565512] threadfn_pop_queue: called from this LINE:182</text:p>
      <text:p text:style-name="P1">[ <text:s/>949.569264] threadfn_pop_queue: called from this LINE:182</text:p>
      <text:p text:style-name="P1">[ <text:s/>949.573262] threadfn_pop_queue: called from this LINE:182</text:p>
      <text:p text:style-name="P1">[ <text:s/>949.577297] threadfn_pop_queue: called from this LINE:182</text:p>
      <text:p text:style-name="P1">[ <text:s/>949.581295] threadfn_pop_queue: called from this LINE:182</text:p>
      <text:p text:style-name="P1">[ <text:s/>949.585346] threadfn_pop_queue: called from this LINE:182</text:p>
      <text:p text:style-name="P1">[ <text:s/>949.589349] threadfn_pop_queue: called from this LINE:182</text:p>
      <text:p text:style-name="P1">[ <text:s/>949.589721] </text:p>
      <text:p text:style-name="P1">[ <text:s/>949.589721] uvc_v4l2_do_ioctl: called from this LINE:556</text:p>
      <text:p text:style-name="P1">[ <text:s/>949.589731] Caller is video_usercopy+0x22e/0x5b0 [videodev]</text:p>
      <text:p text:style-name="P1">[ <text:s/>949.589733] Caller is uvc_v4l2_ioctl+0x2f/0x70 [uvcvideo]</text:p>
      <text:p text:style-name="P1">[ <text:s/>949.589735] Caller is v4l2_ioctl+0x11b/0x150 [videodev]</text:p>
      <text:p text:style-name="P1">[ <text:s/>949.589736] </text:p>
      <text:p text:style-name="P1">[ <text:s/>949.589736] uvc_uninit_video: called from this LINE:1594</text:p>
      <text:p text:style-name="P1">[ <text:s/>949.589738] Caller is uvc_video_enable+0x1d/0x1d0 [uvcvideo]</text:p>
      <text:p text:style-name="P1">[ <text:s/>949.589740] Caller is uvc_v4l2_do_ioctl+0x78b/0x1690 [uvcvideo]</text:p>
      <text:p text:style-name="P1">[ <text:s/>949.589742] Caller is video_usercopy+0x22e/0x5b0 [videodev]</text:p>
      <text:p text:style-name="P1">[ <text:s/>949.672400] ----------------kthread <text:s/>stopped-----------</text:p>
      <text:p text:style-name="P1">[ <text:s/>949.672739] </text:p>
      <text:p text:style-name="P1">[ <text:s/>949.672739] uvc_uninit_video: called from this LINE:1594</text:p>
      <text:p text:style-name="P1">[ <text:s/>949.672746] Caller is uvc_video_enable+0x1d/0x1d0 [uvcvideo]</text:p>
      <text:p text:style-name="P1">[ <text:s/>949.672748] Caller is uvc_v4l2_release+0xaa/0xf0 [uvcvideo]</text:p>
      <text:p text:style-name="P1">[ <text:s/>949.672754] Caller is v4l2_release+0x38/0x80 [videodev]</text:p>
      <text:p text:style-name="P1">[ <text:s/>949.672805] VFS: Close: file count is 0</text:p>
      <text:p text:style-name="P1"/>
      <text:p text:style-name="P1"/>
      <text:p text:style-name="P4"/>
      <text:p text:style-name="P1"/>
      <text:p text:style-name="P1"/>
      <text:p text:style-name="P3"><text:s/>Enqueue: called from this LINE:67</text:p>
      <text:p text:style-name="P2"></text:p>
      <text:p text:style-name="P2">[491508.998096] --------------------------------------------------------------</text:p>
      <text:p text:style-name="P2">[491508.998098]<text:span text:style-name="T4"> </text:span><text:span text:style-name="T3">d728 <text:s/>d72a <text:s/>d72c <text:s/>d72e <text:s/>d730 <text:s/>d732 <text:s/>d734 <text:s/>d736 <text:s/>d738 <text:s/>d73a <text:s/>d73c <text:s/>d73e <text:s/>d740 <text:s/><text:tab/><text:tab/><text:tab/>d742 <text:s/>d744 <text:s/>d746 <text:s/>d748 <text:s/>d74a <text:s/>d74c <text:s/>d74e <text:s/>d750 <text:s/>d752 <text:s/>d754 <text:s/>d756 <text:s/>d758 <text:s/></text:span></text:p>
      <text:p text:style-name="P2">[491508.998098] --------------------------------------------------------------</text:p>
      <text:p text:style-name="P2">[491509.002102] <text:span text:style-name="T5">threadfn_pop_queue: </text:span>called from this LINE:132</text:p>
      <text:p text:style-name="P2">[491509.002104] </text:p>
      <text:p text:style-name="P2">[491509.002104] --------------------------------------------------------------</text:p>
      <text:p text:style-name="P2">[491509.002106] <text:span text:style-name="T3">d728 <text:s/>d72a <text:s/>d72c <text:s/>d72e <text:s/>d730 <text:s/>d732 <text:s/>d734 <text:s/>d736 <text:s/>d738 <text:s/>d73a <text:s/>d73c <text:s/>d73e <text:s/>d740 <text:s/><text:tab/><text:tab/><text:tab/>d742 <text:s/>d744 <text:s/>d746 <text:s/>d748 <text:s/>d74a <text:s/>d74c <text:s/>d74e <text:s/>d750 <text:s/>d752 <text:s/>d754 <text:s/>d756 <text:s/>d758 <text:s/></text:span></text:p>
      <text:p text:style-name="P2">[491509.002106] --------------------------------------------------------------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8:36:17.524461061</meta:creation-date>
    <dc:date>2018-03-05T09:13:27.862067518</dc:date>
    <meta:editing-duration>PT9M47S</meta:editing-duration>
    <meta:editing-cycles>1</meta:editing-cycles>
    <meta:document-statistic meta:table-count="0" meta:image-count="0" meta:object-count="0" meta:page-count="1" meta:paragraph-count="36" meta:word-count="223" meta:character-count="2154" meta:non-whitespace-character-count="1842"/>
    <meta:generator>LibreOffice/4.2.8.2$Linux_X86_64 LibreOffice_project/420m0$Build-2</meta:generator>
  </office:meta>
</office:document-meta>
</file>